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7mm" svg:height="90.05mm" svg:x="92.78mm" svg:y="30.81mm">
            <loext:p draw:notify-on-update-of-ranges="Sheet1.A1:Sheet1.A10 Sheet1.B1:Sheet1.B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acket(100)</text:p>
          </table:table-cell>
          <table:table-cell office:value-type="float" office:value="4317" calcext:value-type="float">
            <text:p>4317</text:p>
          </table:table-cell>
        </table:table-row>
        <table:table-row table:style-name="ro1">
          <table:table-cell office:value-type="string" calcext:value-type="string">
            <text:p>Packet(200)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string" calcext:value-type="string">
            <text:p>Packet(300)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office:value-type="string" calcext:value-type="string">
            <text:p>Packet(400)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office:value-type="string" calcext:value-type="string">
            <text:p>Packet(500)</text:p>
          </table:table-cell>
          <table:table-cell office:value-type="float" office:value="3710" calcext:value-type="float">
            <text:p>3710</text:p>
          </table:table-cell>
        </table:table-row>
        <table:table-row table:style-name="ro1">
          <table:table-cell office:value-type="string" calcext:value-type="string">
            <text:p>Packet(600)</text:p>
          </table:table-cell>
          <table:table-cell office:value-type="float" office:value="4775" calcext:value-type="float">
            <text:p>4775</text:p>
          </table:table-cell>
        </table:table-row>
        <table:table-row table:style-name="ro1">
          <table:table-cell office:value-type="string" calcext:value-type="string">
            <text:p>Packet(700)</text:p>
          </table:table-cell>
          <table:table-cell office:value-type="float" office:value="3798" calcext:value-type="float">
            <text:p>3798</text:p>
          </table:table-cell>
        </table:table-row>
        <table:table-row table:style-name="ro1">
          <table:table-cell office:value-type="string" calcext:value-type="string">
            <text:p>Packet(800)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string" calcext:value-type="string">
            <text:p>Packet(900)</text:p>
          </table:table-cell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string" calcext:value-type="string">
            <text:p>Packet(1000)</text:p>
          </table:table-cell>
          <table:table-cell office:value-type="float" office:value="3847" calcext:value-type="float">
            <text:p>38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05:26:29.056796123</meta:creation-date>
    <dc:date>2018-02-08T05:30:00.544930103</dc:date>
    <meta:editing-duration>PT3M32S</meta:editing-duration>
    <meta:editing-cycles>1</meta:editing-cycles>
    <meta:document-statistic meta:table-count="1" meta:cell-count="2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plot-area chart:style-name="ch2" table:cell-range-address="Sheet1.A1:Sheet1.B10" chart:data-source-has-labels="column" svg:x="0.319cm" svg:y="0.18cm" svg:width="15.36cm" svg:height="8.646cm">
          <chartooo:coordinate-region svg:x="1.311cm" svg:y="0.18cm" svg:width="13.769cm" svg:height="6.475cm"/>
          <chart:axis chart:dimension="x" chart:name="primary-x" chart:style-name="ch3" chartooo:axis-type="auto">
            <chartooo:date-scale/>
            <chart:categories table:cell-range-address="Sheet1.A1:Sheet1.A10"/>
          </chart:axis>
          <chart:axis chart:dimension="y" chart:name="primary-y" chart:style-name="ch3">
            <chart:grid chart:style-name="ch4" chart:class="major"/>
          </chart:axis>
          <chart:series chart:style-name="ch5" chart:values-cell-range-address="Sheet1.B1:Sheet1.B10" chart:class="chart:line">
            <chart:data-point chart:repeated="1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acket(100)</text:p>
                <draw:g>
                  <svg:desc>Sheet1.A1:Sheet1.A10</svg:desc>
                </draw:g>
              </table:table-cell>
              <table:table-cell office:value-type="float" office:value="4317">
                <text:p>4317</text:p>
                <draw:g>
                  <svg:desc>Sheet1.B1:Sheet1.B10</svg:desc>
                </draw:g>
              </table:table-cell>
            </table:table-row>
            <table:table-row>
              <table:table-cell office:value-type="string">
                <text:p>Packet(200)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Packet(300)</text:p>
              </table:table-cell>
              <table:table-cell office:value-type="float" office:value="4717">
                <text:p>4717</text:p>
              </table:table-cell>
            </table:table-row>
            <table:table-row>
              <table:table-cell office:value-type="string">
                <text:p>Packet(400)</text:p>
              </table:table-cell>
              <table:table-cell office:value-type="float" office:value="4653">
                <text:p>4653</text:p>
              </table:table-cell>
            </table:table-row>
            <table:table-row>
              <table:table-cell office:value-type="string">
                <text:p>Packet(500)</text:p>
              </table:table-cell>
              <table:table-cell office:value-type="float" office:value="3710">
                <text:p>3710</text:p>
              </table:table-cell>
            </table:table-row>
            <table:table-row>
              <table:table-cell office:value-type="string">
                <text:p>Packet(600)</text:p>
              </table:table-cell>
              <table:table-cell office:value-type="float" office:value="4775">
                <text:p>4775</text:p>
              </table:table-cell>
            </table:table-row>
            <table:table-row>
              <table:table-cell office:value-type="string">
                <text:p>Packet(700)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Packet(800)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>Packet(900)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Packet(1000)</text:p>
              </table:table-cell>
              <table:table-cell office:value-type="float" office:value="3847">
                <text:p>38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